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image/png"/>
  <manifest:file-entry manifest:full-path="Pictures/100000000000011F00000067397EEB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549cm" style:rel-column-width="9825*"/>
    </style:style>
    <style:style style:name="Tableau5.C" style:family="table-column">
      <style:table-column-properties style:column-width="11.903cm" style:rel-column-width="45885*"/>
    </style:style>
    <style:style style:name="Tableau5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5pt solid #000000" fo:border-right="none" fo:border-top="none" fo:border-bottom="2.6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5pt solid #000000" fo:border-right="0.05pt solid #000000" fo:border-top="none" fo:border-bottom="2.6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8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9" style:family="paragraph" style:parent-style-name="Title" style:master-page-name="">
      <style:paragraph-properties fo:margin-left="0.3cm" fo:margin-right="0.3cm" fo:margin-top="0.3cm" fo:margin-bottom="0.3cm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10" style:family="paragraph" style:parent-style-name="Title" style:master-page-name="">
      <style:paragraph-properties fo:margin-top="0.6cm" fo:margin-bottom="0.6cm" style:page-number="auto" style:shadow="none"/>
      <style:text-properties fo:color="#ffffff" fo:font-size="18pt" style:font-size-asian="18pt" style:font-size-complex="18pt"/>
    </style:style>
    <style:style style:name="P11" style:family="paragraph" style:parent-style-name="Title">
      <style:paragraph-properties fo:margin-top="0.45cm" fo:margin-bottom="0.45cm"/>
      <style:text-properties fo:color="#ffffff"/>
    </style:style>
    <style:style style:name="P12" style:family="paragraph" style:parent-style-name="Table_20_Contents">
      <style:paragraph-properties fo:margin-left="0.199cm" fo:margin-right="0cm" fo:text-indent="0cm" style:auto-text-indent="false"/>
    </style:style>
    <style:style style:name="P13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4" style:family="paragraph" style:parent-style-name="Text_20_body" style:master-page-name="First_20_Page">
      <style:paragraph-properties style:page-number="auto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left="0.026cm" fo:margin-right="0cm" fo:text-indent="-0.635cm" style:auto-text-indent="false">
        <style:tab-stops>
          <style:tab-stop style:position="-0.635cm"/>
        </style:tab-stops>
      </style:paragraph-properties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itre_20_hors_20_contenu" style:master-page-name="Standard">
      <style:paragraph-properties style:page-number="auto"/>
    </style:style>
    <style:style style:name="P22" style:family="paragraph">
      <style:paragraph-properties fo:text-align="center"/>
    </style:style>
    <style:style style:name="T1" style:family="text">
      <style:text-properties fo:font-variant="small-caps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8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11"><text:title>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7"><text:variable-set text:name="Client" office:value-type="string">Garmir Khatch</text:variable-set> - <text:variable-set text:name="Prestataire" office:value-type="string">AmuFsi2014B</text:variable-set></text:p>
          <text:p text:style-name="P8">Référence : <text:variable-set text:name="Référence" office:value-type="string">GK-AF2014-AMO-OJ-003</text:variable-set></text:p>
          <text:p text:style-name="P8">Date : <text:date style:data-style-name="N84" text:date-value="2014-02-20T23:09:00.99">2014-02-20</text:date></text:p>
          <text:p text:style-name="P8">Version : <text:bookmark-ref text:reference-format="number-all-superior" text:ref-name="__RefHeading__1465_435481345">1</text:bookmark-ref>.1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9"><text:date style:data-style-name="N108" text:date-value="2014-02-20T23:09:00.99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10"><text:subject>Ordre du jour de réunion du 2014-02-21</text:subject>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22" svg:x1="14.301cm" svg:y1="20.702cm" svg:x2="14.35cm" svg:y2="7.001cm">
        <text:p/>
      </draw:line>
      <draw:line text:anchor-type="page" text:anchor-page-number="1" draw:z-index="4" draw:style-name="gr2" draw:text-style-name="P22" svg:x1="14.3cm" svg:y1="29.701cm" svg:x2="14.304cm" svg:y2="27.7cm">
        <text:p/>
      </draw:line>
      <text:p text:style-name="P14"><draw:rect text:anchor-type="paragraph" draw:z-index="0" draw:style-name="gr1" draw:text-style-name="P22" svg:width="7.002cm" svg:height="29.701cm" svg:x="11.998cm" svg:y="-2cm"><text:p/></draw:rect></text:p>
      <text:p text:style-name="P21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5">Version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Auteur</text:p>
          </table:table-cell>
          <table:table-cell table:style-name="Tableau1.D1" office:value-type="string">
            <text:p text:style-name="P5">Sujet de la modification</text:p>
          </table:table-cell>
        </table:table-row>
        <table:table-row>
          <table:table-cell table:style-name="Tableau1.A2" office:value-type="string">
            <text:p text:style-name="P4">1.0</text:p>
          </table:table-cell>
          <table:table-cell table:style-name="Tableau1.A2" office:value-type="string">
            <text:p text:style-name="P4">2014-02-03</text:p>
          </table:table-cell>
          <table:table-cell table:style-name="Tableau1.C2" office:value-type="string">
            <text:p text:style-name="P13"><text:span text:style-name="T1">Cadon</text:span> Mehdi-Jonathan</text:p>
          </table:table-cell>
          <table:table-cell table:style-name="Tableau1.D2" office:value-type="string">
            <text:p text:style-name="P12">Création du document</text:p>
          </table:table-cell>
        </table:table-row>
        <table:table-row>
          <table:table-cell table:style-name="Tableau1.A2" office:value-type="string">
            <text:p text:style-name="P4">1.1</text:p>
          </table:table-cell>
          <table:table-cell table:style-name="Tableau1.A2" office:value-type="string">
            <text:p text:style-name="P4">2014-02-20</text:p>
          </table:table-cell>
          <table:table-cell table:style-name="Tableau1.A2" office:value-type="string">
            <text:p text:style-name="P6"><text:span text:style-name="T1">Toure</text:span> Ahoua Khady</text:p>
          </table:table-cell>
          <table:table-cell table:style-name="Tableau1.D3" office:value-type="string">
            <text:p text:style-name="P12">Rédaction du contenu</text:p>
          </table:table-cell>
        </table:table-row>
      </table:table>
      <text:p text:style-name="Titre_20_hors_20_contenu">Approbation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5">Version</text:p>
          </table:table-cell>
          <table:table-cell table:style-name="Tableau5.A1" office:value-type="string">
            <text:p text:style-name="P5">Date</text:p>
          </table:table-cell>
          <table:table-cell table:style-name="Tableau5.C1" office:value-type="string">
            <text:p text:style-name="P5">Acteur(s)</text:p>
          </table:table-cell>
        </table:table-row>
        <table:table-row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C2" office:value-type="string">
            <text:p text:style-name="P13"/>
          </table:table-cell>
        </table:table-row>
      </table:table>
      <text:p text:style-name="Titre_20_hors_20_contenu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5">Version</text:p>
          </table:table-cell>
          <table:table-cell table:style-name="Tableau6.A1" office:value-type="string">
            <text:p text:style-name="P5">Date</text:p>
          </table:table-cell>
          <table:table-cell table:style-name="Tableau6.C1" office:value-type="string">
            <text:p text:style-name="P5">Acteur(s)</text:p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13"/>
          </table:table-cell>
        </table:table-row>
      </table:table>
      <text:p text:style-name="Titre_20_hors_20_contenu">Contact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&amp; prénom(s)</text:p>
          </table:table-cell>
          <table:table-cell table:style-name="Tableau2.B1" office:value-type="string">
            <text:p text:style-name="P5">E-mail(s)</text:p>
          </table:table-cell>
        </table:table-row>
        <table:table-row>
          <table:table-cell table:style-name="Tableau2.A2" office:value-type="string">
            <text:p text:style-name="P6"><text:span text:style-name="T1">Agopian</text:span> Roland</text:p>
          </table:table-cell>
          <table:table-cell table:style-name="Tableau2.B2" office:value-type="string">
            <text:p text:style-name="P6">roland.agopian@univ-amu.fr</text:p>
          </table:table-cell>
        </table:table-row>
        <table:table-row>
          <table:table-cell table:style-name="Tableau2.A3" office:value-type="string">
            <text:p text:style-name="P6"><text:span text:style-name="T1">Balde</text:span> Ibrahima Sory</text:p>
          </table:table-cell>
          <table:table-cell table:style-name="Tableau2.B7" office:value-type="string">
            <text:p text:style-name="P6">ibbaldes@yahoo.fr</text:p>
          </table:table-cell>
        </table:table-row>
        <table:table-row>
          <table:table-cell table:style-name="Tableau2.A3" office:value-type="string">
            <text:p text:style-name="P6"><text:span text:style-name="T1">Cadon</text:span> Mehdi-Jonathan</text:p>
          </table:table-cell>
          <table:table-cell table:style-name="Tableau2.B7" office:value-type="string">
            <text:p text:style-name="P6">mehdi-jonathan@hotmail.fr</text:p>
          </table:table-cell>
        </table:table-row>
        <table:table-row>
          <table:table-cell table:style-name="Tableau2.A3" office:value-type="string">
            <text:p text:style-name="P6"><text:span text:style-name="T1">Gairoard</text:span> Lionel</text:p>
          </table:table-cell>
          <table:table-cell table:style-name="Tableau2.B7" office:value-type="string">
            <text:p text:style-name="P6">lionel.gairoard@gmail.com</text:p>
          </table:table-cell>
        </table:table-row>
        <table:table-row>
          <table:table-cell table:style-name="Tableau2.A7" office:value-type="string">
            <text:p text:style-name="P4"><text:span text:style-name="T1">Pachy</text:span> Ravi</text:p>
          </table:table-cell>
          <table:table-cell table:style-name="Tableau2.B7" office:value-type="string">
            <text:p text:style-name="P6">pachy.ravi@gmail.com</text:p>
          </table:table-cell>
        </table:table-row>
        <table:table-row>
          <table:table-cell table:style-name="Tableau2.A7" office:value-type="string">
            <text:p text:style-name="P4"><text:span text:style-name="T1">Toure</text:span> Ahoua Khady</text:p>
          </table:table-cell>
          <table:table-cell table:style-name="Tableau2.B7" office:value-type="string">
            <text:p text:style-name="P6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19">Table des matières</text:p>
          </text:index-title>
          <text:p text:style-name="P20"><text:a xlink:type="simple" xlink:href="#__RefHeading__1465_435481345" text:style-name="Internet_20_link" text:visited-style-name="Internet_20_link">1. Introduction<text:tab/>4</text:a></text:p>
          <text:p text:style-name="P20"><text:a xlink:type="simple" xlink:href="#__RefHeading__886_1423446547" text:style-name="Internet_20_link" text:visited-style-name="Internet_20_link">2. Objectifs<text:tab/>4</text:a></text:p>
          <text:p text:style-name="P20"><text:a xlink:type="simple" xlink:href="#__RefHeading__2849_1090044004" text:style-name="Internet_20_link" text:visited-style-name="Internet_20_link">3. Points abordés<text:tab/>4</text:a></text:p>
        </text:index-body>
      </text:table-of-content>
      <text:p text:style-name="Text_20_body"/>
      <text:h text:style-name="P18" text:outline-level="1"><text:bookmark-start text:name="__RefHeading__1465_435481345"/>Introduction<text:bookmark-end text:name="__RefHeading__1465_435481345"/></text:h>
      <text:p text:style-name="Text_20_body">Ce document présente l'<text:subject>Ordre du jour de réunion du 2014-02-21</text:subject> prévue à 10:30 en salle n°3 au sous sol du 5ième batiment du campus universitaire de Saint-Charles à Marseille, entre la maîtrise d'ouvrage <text:variable-get text:name="Client">Garmir Khatch</text:variable-get> et son assistance à maîtrise d'ouvrage <text:variable-get text:name="Prestataire">AmuFsi2014B</text:variable-get>.</text:p>
      <text:h text:style-name="Heading_20_1" text:outline-level="1"><text:bookmark-start text:name="__RefHeading__886_1423446547"/>Objectifs<text:bookmark-end text:name="__RefHeading__886_1423446547"/></text:h>
      <text:p text:style-name="Text_20_body">L'objectif de cette seconde réunion sera de présenter une deuxième version du cahier des charges, afin de pallier à tout élément incorrect ou manquant.</text:p>
      <text:h text:style-name="Heading_20_1" text:outline-level="1"><text:bookmark-start text:name="__RefHeading__2849_1090044004"/>Points abordés<text:bookmark-end text:name="__RefHeading__2849_1090044004"/></text:h>
      <text:p text:style-name="Text_20_body">Au cours de cette rencontre, seront au minimum abordés les grands points suivants :</text:p>
      <text:list xml:id="list5967305841" text:style-name="L1">
        <text:list-item>
          <text:p text:style-name="P15">Présentation de la version 1.2.7 du cahier des charges conforme à la norme AFNOR NF X50-15 afin d'être corrigé ;</text:p>
        </text:list-item>
        <text:list-item>
          <text:p text:style-name="P15">Présentation du Plan d'Assurance Qualité <text:s/>modifié (PAQ) ;</text:p>
        </text:list-item>
        <text:list-item>
          <text:p text:style-name="P15">Questions :</text:p>
          <text:list>
            <text:list-item>
              <text:p text:style-name="P15">Contraintes supplémentaires ?</text:p>
            </text:list-item>
            <text:list-item>
              <text:p text:style-name="P15">Date limite de dépôt de dossier de réponse ?</text:p>
            </text:list-item>
          </text:list>
          <text:p text:style-name="P16">En outre, le droit est laissé, pendant la réunion, d'aborder d'autres points non définis dans ce document, en vue d'améliorer la compréhension du proj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page-number="auto" fo:padding="0.049cm" fo:border="0.06pt solid #000000" style:shadow="#006699 0.18cm 0.18cm" style:join-border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none" fo:border-right="0.06pt solid #000000" fo:border-top="none" fo:border-bottom="0.06pt solid #000000" style:shadow="#3399ff 0.18cm 0.18cm" style:join-border="false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6pt solid #000000" style:shadow="#99ccff 0.18cm 0.18cm" style:join-border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hors_20_contenu" style:display-name="Titre hors contenu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Prestation d'AMO</text:title></text:p>
              <text:p text:style-name="Sous-titre_20_d_27_en-tête"><text:subject>Ordre du jour de réunion du 2014-02-21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-AMO-OJ-003</text:variable-get></text:p>
            </table:table-cell>
            <table:table-cell table:style-name="Tableau3.A1" office:value-type="string">
              <text:p text:style-name="MP2">Date : <text:date style:data-style-name="N84" text:date-value="2014-02-20T23:09:00.99">2014-02-20</text:date></text:p>
            </table:table-cell>
            <table:table-cell table:style-name="Tableau3.C1" office:value-type="string">
              <text:p text:style-name="MP2">Version : <text:bookmark-ref text:reference-format="number-all-superior" text:ref-name="__RefHeading__1465_435481345">1</text:bookmark-ref>.1</text:p>
            </table:table-cell>
          </table:table-row>
        </table:table>
        <text:p text:style-name="MP3"/>
      </style:header>
      <style:footer>
        <text:p text:style-name="Footer"><text:page-number text:select-page="current">4</text:page-number> 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5:09:52</meta:creation-date>
    <meta:editing-duration>PT1H2M56S</meta:editing-duration>
    <meta:editing-cycles>10</meta:editing-cycles>
    <meta:generator>LibreOffice/3.5$Linux_x86 LibreOffice_project/350m1$Build-2</meta:generator>
    <dc:title>Prestation d'AMO</dc:title>
    <dc:subject>Ordre du jour de réunion du 2014-02-21</dc:subject>
    <meta:initial-creator>TOURE Ahoua</meta:initial-creator>
    <dc:date>2014-02-20T23:09:01</dc:date>
    <dc:creator>AHOUAKHADY </dc:creator>
    <meta:document-statistic meta:table-count="6" meta:image-count="0" meta:object-count="0" meta:page-count="4" meta:paragraph-count="66" meta:word-count="278" meta:character-count="1808" meta:non-whitespace-character-count="1604"/>
  </office:meta>
</office:document-meta>
</file>